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14883" officeooo:paragraph-rsid="00214883" fo:background-color="#ffffff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2c03f" officeooo:paragraph-rsid="0022c03f" fo:background-color="#ffffff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d4370" officeooo:paragraph-rsid="002d4370" fo:background-color="#ffffff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0175e" officeooo:paragraph-rsid="0030175e" fo:background-color="#ffffff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2f2545" officeooo:paragraph-rsid="002f2545" fo:background-color="#fffff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44024d" officeooo:paragraph-rsid="00310e62" fo:background-color="#fffff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194ff" officeooo:paragraph-rsid="003194ff" fo:background-color="#ffffff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38125" officeooo:paragraph-rsid="00338125" fo:background-color="#fffff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4e26d" officeooo:paragraph-rsid="0034e26d" fo:background-color="#fffff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8d864" officeooo:paragraph-rsid="00376678" fo:background-color="#ffffff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3c67f6" fo:background-color="#ffffff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3e7b1c" fo:background-color="#ffffff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414d72" fo:background-color="#ffffff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43ad9e" fo:background-color="#ffffff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44fccc" fo:background-color="#ffffff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460151" fo:background-color="#ffffff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4e4dc4" fo:background-color="#ffffff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59fa99" fo:background-color="#ffffff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658b91" fo:background-color="#ffffff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0fcd8a" officeooo:paragraph-rsid="0068bd2d" fo:background-color="#ffffff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48908a" officeooo:paragraph-rsid="0048908a" fo:background-color="#ffffff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48908a" officeooo:paragraph-rsid="004910c1" fo:background-color="#ffffff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8c186" officeooo:paragraph-rsid="00606400" fo:background-color="#ffffff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8c186" officeooo:paragraph-rsid="006ca5cd" fo:background-color="#ffffff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rsid="0038c186" officeooo:paragraph-rsid="0072684f" fo:background-color="#ffffff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2e83b" style:font-name="Liberation Serif" fo:font-size="13pt" fo:font-weight="bold" officeooo:paragraph-rsid="003ab4ce" fo:background-color="#ffffff"/>
    </style:style>
    <style:style style:name="P27" style:family="paragraph" style:parent-style-name="Standard">
      <style:paragraph-properties fo:text-align="start" style:justify-single-word="false"/>
      <style:text-properties fo:color="#2cee0e" style:font-name="Liberation Serif" fo:font-size="13pt" fo:font-weight="bold" officeooo:rsid="0038c186" officeooo:paragraph-rsid="0072684f" fo:background-color="#ffffff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2cee0e" style:font-name="Liberation Serif" fo:font-size="13pt" fo:font-weight="bold" officeooo:rsid="0078bf3f" officeooo:paragraph-rsid="0078bf3f" fo:background-color="#ffffff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2cee0e" style:font-name="Liberation Serif" fo:font-size="13pt" fo:font-weight="bold" officeooo:rsid="000bc0be" officeooo:paragraph-rsid="007a4c68" fo:background-color="#ffffff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2cee0e" style:font-name="Liberation Serif" fo:font-size="13pt" fo:font-weight="bold" officeooo:rsid="000bc0be" officeooo:paragraph-rsid="007b8642" fo:background-color="#ffffff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2cee0e" style:font-name="Liberation Serif" fo:font-size="13pt" fo:font-weight="bold" officeooo:rsid="000bc0be" officeooo:paragraph-rsid="007bc2dd" fo:background-color="#ffffff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9pt" officeooo:rsid="0008d864" officeooo:paragraph-rsid="00063a04" fo:background-color="#ffffff" style:font-size-asian="19pt" style:font-size-complex="19pt"/>
    </style:style>
    <style:style style:name="P33" style:family="paragraph" style:parent-style-name="Standard">
      <style:paragraph-properties fo:text-align="center" style:justify-single-word="false"/>
      <style:text-properties fo:font-size="19pt" fo:font-weight="bold" officeooo:rsid="000859f2" officeooo:paragraph-rsid="000859f2" fo:background-color="#ffffff" style:font-size-asian="19pt" style:font-weight-asian="bold" style:font-size-complex="19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3pt" officeooo:rsid="0008d864" officeooo:paragraph-rsid="00063a04" fo:background-color="#ffffff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fo:font-size="13pt" fo:font-weight="bold" officeooo:rsid="000bc0be" officeooo:paragraph-rsid="00063a04" fo:background-color="#ffffff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3pt" fo:font-weight="bold" officeooo:rsid="000fcd8a" officeooo:paragraph-rsid="00063a04" fo:background-color="#ffffff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3pt" fo:font-weight="bold" officeooo:rsid="000fcd8a" officeooo:paragraph-rsid="0078bf3f" fo:background-color="#ffffff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3pt" fo:font-weight="bold" officeooo:rsid="000fcd8a" officeooo:paragraph-rsid="0072684f" fo:background-color="#ffffff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3pt" fo:font-weight="bold" officeooo:rsid="0038c186" officeooo:paragraph-rsid="006ac3ba" fo:background-color="#ffffff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3pt" fo:font-weight="bold" officeooo:rsid="0038c186" officeooo:paragraph-rsid="003c67f6" fo:background-color="#ffffff" style:font-size-asian="13pt" style:font-weight-asian="bold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3pt" fo:font-weight="bold" officeooo:rsid="0013cd1c" officeooo:paragraph-rsid="0013cd1c" fo:background-color="#ffffff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3pt" fo:font-weight="bold" officeooo:rsid="00153b66" officeooo:paragraph-rsid="00063a04" fo:background-color="#ffffff" style:font-size-asian="13pt" style:font-weight-asian="bold" style:font-size-complex="13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3pt" fo:font-weight="normal" officeooo:rsid="0011466b" officeooo:paragraph-rsid="00063a04" fo:background-color="#ffffff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3pt" fo:font-weight="normal" officeooo:rsid="0038c186" officeooo:paragraph-rsid="00063a04" fo:background-color="#ffffff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3pt" officeooo:rsid="0008d864" officeooo:paragraph-rsid="00063a04" fo:background-color="#ffffff" style:font-size-asian="13pt" style:font-size-complex="13pt"/>
    </style:style>
    <style:style style:name="P46" style:family="paragraph" style:parent-style-name="Standard">
      <style:text-properties style:font-name="Liberation Serif" fo:font-size="13pt" officeooo:rsid="002a295b" officeooo:paragraph-rsid="00063a04" fo:background-color="#ffffff" style:font-size-asian="13pt" style:font-size-complex="13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e9c28" officeooo:paragraph-rsid="00063a04" fo:background-color="#ffffff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8d864" officeooo:paragraph-rsid="008356d2" fo:background-color="#ffffff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8d864" officeooo:paragraph-rsid="00063a04" fo:background-color="#ffffff" style:font-size-asian="13pt" style:font-weight-asian="bold" style:font-size-complex="13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4024d" officeooo:paragraph-rsid="0031fbff" fo:background-color="#ffffff" style:font-size-asian="13pt" style:font-weight-asian="bold" style:font-size-complex="13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3pt" fo:font-weight="bold" officeooo:rsid="0044024d" officeooo:paragraph-rsid="00376678" fo:background-color="#ffffff" style:font-size-asian="13pt" style:font-weight-asian="bold" style:font-size-complex="13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13cd1c" fo:background-color="#ffffff" style:font-size-asian="13pt" style:font-weight-asian="bold" style:font-size-complex="13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063a04" fo:background-color="#ffffff" style:font-size-asian="13pt" style:font-weight-asian="bold" style:font-size-complex="13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7b8642" fo:background-color="#ffffff" style:font-size-asian="13pt" style:font-weight-asian="bold" style:font-size-complex="13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7ba954" fo:background-color="#ffffff" style:font-size-asian="13pt" style:font-weight-asian="bold" style:font-size-complex="13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bc0be" officeooo:paragraph-rsid="001c402b" fo:background-color="#ffffff" style:font-size-asian="13pt" style:font-weight-asian="bold" style:font-size-complex="13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3pt" fo:font-weight="bold" officeooo:rsid="000fcd8a" officeooo:paragraph-rsid="00063a04" fo:background-color="#ffffff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3pt" fo:font-weight="bold" officeooo:rsid="001700c0" officeooo:paragraph-rsid="00063a04" fo:background-color="#ffffff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3pt" fo:font-weight="bold" officeooo:rsid="002f1471" officeooo:paragraph-rsid="00063a04" fo:background-color="#ffffff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44024d" officeooo:paragraph-rsid="00063a04" fo:background-color="#ffffff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2b232a" officeooo:paragraph-rsid="00063a04" fo:background-color="#ffffff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69cbd9" officeooo:paragraph-rsid="00063a04" fo:background-color="#ffffff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55215b" fo:font-size="13pt" fo:font-weight="bold" officeooo:rsid="000d152e" officeooo:paragraph-rsid="000d152e" fo:background-color="#ffffff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55215b" fo:font-size="13pt" fo:font-weight="bold" officeooo:rsid="0013cd1c" officeooo:paragraph-rsid="0013cd1c" fo:background-color="#ffffff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55215b" fo:font-size="19pt" fo:font-weight="normal" officeooo:rsid="000859f2" officeooo:paragraph-rsid="000859f2" fo:background-color="#ffffff" style:font-size-asian="19pt" style:font-weight-asian="normal" style:font-size-complex="19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Liberation Serif" fo:font-size="13pt" fo:font-weight="normal" officeooo:rsid="00aa88eb" officeooo:paragraph-rsid="00aa88eb" fo:background-color="#ffffff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4pt" fo:font-weight="normal" officeooo:rsid="008a8ac8" officeooo:paragraph-rsid="00063a04" fo:background-color="#ffffff" style:font-size-asian="14pt" style:font-weight-asian="normal" style:font-size-complex="14pt" style:font-weight-complex="normal"/>
    </style:style>
    <style:style style:name="T1" style:family="text">
      <style:text-properties officeooo:rsid="002ec593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1cca" style:font-weight-asian="bold" style:font-weight-complex="bold"/>
    </style:style>
    <style:style style:name="T5" style:family="text">
      <style:text-properties fo:font-weight="bold" officeooo:rsid="007e2987" style:font-weight-asian="bold" style:font-weight-complex="bold"/>
    </style:style>
    <style:style style:name="T6" style:family="text">
      <style:text-properties fo:font-weight="bold" officeooo:rsid="001700c0" style:font-weight-asian="bold" style:font-weight-complex="bold"/>
    </style:style>
    <style:style style:name="T7" style:family="text">
      <style:text-properties fo:font-weight="bold" officeooo:rsid="002bce09" style:font-weight-asian="bold" style:font-weight-complex="bold"/>
    </style:style>
    <style:style style:name="T8" style:family="text">
      <style:text-properties fo:font-weight="bold" officeooo:rsid="0034061e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700c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4e12f4" style:font-weight-asian="normal" style:font-weight-complex="normal"/>
    </style:style>
    <style:style style:name="T13" style:family="text">
      <style:text-properties fo:font-weight="normal" officeooo:rsid="00091cca" style:font-weight-asian="normal" style:font-weight-complex="normal"/>
    </style:style>
    <style:style style:name="T14" style:family="text">
      <style:text-properties fo:font-weight="normal" officeooo:rsid="001dbeca" style:font-weight-asian="normal" style:font-weight-complex="normal"/>
    </style:style>
    <style:style style:name="T15" style:family="text">
      <style:text-properties fo:font-weight="normal" officeooo:rsid="009fb7be" style:font-weight-asian="normal" style:font-weight-complex="normal"/>
    </style:style>
    <style:style style:name="T16" style:family="text">
      <style:text-properties fo:font-weight="normal" officeooo:rsid="004e9c28" style:font-weight-asian="normal" style:font-weight-complex="normal"/>
    </style:style>
    <style:style style:name="T17" style:family="text">
      <style:text-properties fo:font-weight="normal" officeooo:rsid="002a295b" style:font-weight-asian="normal" style:font-weight-complex="normal"/>
    </style:style>
    <style:style style:name="T18" style:family="text">
      <style:text-properties fo:font-weight="normal" officeooo:rsid="002b232a" style:font-weight-asian="normal" style:font-weight-complex="normal"/>
    </style:style>
    <style:style style:name="T19" style:family="text">
      <style:text-properties fo:font-weight="normal" officeooo:rsid="0044e11e" style:font-weight-asian="normal" style:font-weight-complex="normal"/>
    </style:style>
    <style:style style:name="T20" style:family="text">
      <style:text-properties fo:font-weight="normal" officeooo:rsid="0060e89e" style:font-weight-asian="normal" style:font-weight-complex="normal"/>
    </style:style>
    <style:style style:name="T21" style:family="text">
      <style:text-properties fo:font-weight="normal" officeooo:rsid="008a8ac8" style:font-weight-asian="normal" style:font-weight-complex="normal"/>
    </style:style>
    <style:style style:name="T22" style:family="text">
      <style:text-properties fo:font-weight="normal" officeooo:rsid="001c8d76" style:font-weight-asian="normal" style:font-weight-complex="normal"/>
    </style:style>
    <style:style style:name="T23" style:family="text">
      <style:text-properties fo:font-weight="normal" officeooo:rsid="000fcd8a" style:font-weight-asian="normal" style:font-weight-complex="normal"/>
    </style:style>
    <style:style style:name="T24" style:family="text">
      <style:text-properties fo:font-weight="normal" officeooo:rsid="0026e705" style:font-weight-asian="normal" style:font-weight-complex="normal"/>
    </style:style>
    <style:style style:name="T25" style:family="text">
      <style:text-properties fo:font-weight="normal" officeooo:rsid="0046ad10" style:font-weight-asian="normal" style:font-weight-complex="normal"/>
    </style:style>
    <style:style style:name="T26" style:family="text">
      <style:text-properties fo:font-weight="normal" officeooo:rsid="0041d07a" style:font-weight-asian="normal" style:font-weight-complex="normal"/>
    </style:style>
    <style:style style:name="T27" style:family="text">
      <style:text-properties fo:font-weight="normal" officeooo:rsid="00153997" style:font-weight-asian="normal" style:font-weight-complex="normal"/>
    </style:style>
    <style:style style:name="T28" style:family="text">
      <style:text-properties fo:font-weight="normal" officeooo:rsid="0037920c" style:font-weight-asian="normal" style:font-weight-complex="normal"/>
    </style:style>
    <style:style style:name="T29" style:family="text">
      <style:text-properties fo:font-weight="normal" officeooo:rsid="00321523" style:font-weight-asian="normal" style:font-weight-complex="normal"/>
    </style:style>
    <style:style style:name="T30" style:family="text">
      <style:text-properties fo:font-weight="normal" officeooo:rsid="002b1b01" style:font-weight-asian="normal" style:font-weight-complex="normal"/>
    </style:style>
    <style:style style:name="T31" style:family="text">
      <style:text-properties fo:font-weight="normal" officeooo:rsid="002bce09" style:font-weight-asian="normal" style:font-weight-complex="normal"/>
    </style:style>
    <style:style style:name="T32" style:family="text">
      <style:text-properties fo:font-weight="normal" officeooo:rsid="002d473a" style:font-weight-asian="normal" style:font-weight-complex="normal"/>
    </style:style>
    <style:style style:name="T33" style:family="text">
      <style:text-properties fo:font-weight="normal" officeooo:rsid="001700c0" style:font-weight-asian="normal" style:font-weight-complex="normal"/>
    </style:style>
    <style:style style:name="T34" style:family="text">
      <style:text-properties fo:font-weight="normal" officeooo:rsid="0034061e" style:font-weight-asian="normal" style:font-weight-complex="normal"/>
    </style:style>
    <style:style style:name="T35" style:family="text">
      <style:text-properties fo:font-weight="normal" officeooo:rsid="0018c298" style:font-weight-asian="normal" style:font-weight-complex="normal"/>
    </style:style>
    <style:style style:name="T36" style:family="text">
      <style:text-properties fo:font-weight="normal" officeooo:rsid="00194d51" style:font-weight-asian="normal" style:font-weight-complex="normal"/>
    </style:style>
    <style:style style:name="T37" style:family="text">
      <style:text-properties fo:font-weight="normal" officeooo:rsid="0011466b" style:font-weight-asian="normal" style:font-weight-complex="normal"/>
    </style:style>
    <style:style style:name="T38" style:family="text">
      <style:text-properties fo:font-weight="normal" officeooo:rsid="00347e90" style:font-weight-asian="normal" style:font-weight-complex="normal"/>
    </style:style>
    <style:style style:name="T39" style:family="text">
      <style:text-properties fo:font-weight="normal" officeooo:rsid="001ca293" style:font-weight-asian="normal" style:font-weight-complex="normal"/>
    </style:style>
    <style:style style:name="T40" style:family="text">
      <style:text-properties fo:font-weight="normal" officeooo:rsid="008db26a" style:font-weight-asian="normal" style:font-weight-complex="normal"/>
    </style:style>
    <style:style style:name="T41" style:family="text">
      <style:text-properties fo:font-weight="normal" officeooo:rsid="0090d1e5" style:font-weight-asian="normal" style:font-weight-complex="normal"/>
    </style:style>
    <style:style style:name="T42" style:family="text">
      <style:text-properties fo:font-weight="normal" officeooo:rsid="0038c186" style:font-weight-asian="normal" style:font-weight-complex="normal"/>
    </style:style>
    <style:style style:name="T43" style:family="text">
      <style:text-properties fo:font-weight="normal" officeooo:rsid="008156df" style:font-weight-asian="normal" style:font-weight-complex="normal"/>
    </style:style>
    <style:style style:name="T44" style:family="text">
      <style:text-properties fo:font-weight="normal" fo:background-color="#ffffff" loext:char-shading-value="0" style:font-weight-asian="normal" style:font-weight-complex="normal"/>
    </style:style>
    <style:style style:name="T45" style:family="text">
      <style:text-properties fo:font-weight="normal" officeooo:rsid="008db26a" fo:background-color="#ffffff" loext:char-shading-value="0" style:font-weight-asian="normal" style:font-weight-complex="normal"/>
    </style:style>
    <style:style style:name="T46" style:family="text">
      <style:text-properties fo:font-weight="normal" officeooo:rsid="00347e90" fo:background-color="#ffffff" loext:char-shading-value="0" style:font-weight-asian="normal" style:font-weight-complex="normal"/>
    </style:style>
    <style:style style:name="T47" style:family="text">
      <style:text-properties fo:font-weight="normal" officeooo:rsid="0038c186" fo:background-color="#ffffff" loext:char-shading-value="0" style:font-weight-asian="normal" style:font-weight-complex="normal"/>
    </style:style>
    <style:style style:name="T48" style:family="text">
      <style:text-properties fo:font-weight="normal" officeooo:rsid="008156df" fo:background-color="#ffffff" loext:char-shading-value="0" style:font-weight-asian="normal" style:font-weight-complex="normal"/>
    </style:style>
    <style:style style:name="T49" style:family="text">
      <style:text-properties fo:font-weight="normal" officeooo:rsid="008a8ac8" fo:background-color="#ffffff" loext:char-shading-value="0" style:font-weight-asian="normal" style:font-weight-complex="normal"/>
    </style:style>
    <style:style style:name="T50" style:family="text">
      <style:text-properties fo:font-weight="normal" officeooo:rsid="00347e90" fo:background-color="transparent" loext:char-shading-value="0" style:font-weight-asian="normal" style:font-weight-complex="normal"/>
    </style:style>
    <style:style style:name="T51" style:family="text">
      <style:text-properties fo:font-weight="normal" officeooo:rsid="0090d1e5" fo:background-color="transparent" loext:char-shading-value="0" style:font-weight-asian="normal" style:font-weight-complex="normal"/>
    </style:style>
    <style:style style:name="T52" style:family="text">
      <style:text-properties officeooo:rsid="0044024d"/>
    </style:style>
    <style:style style:name="T53" style:family="text">
      <style:text-properties officeooo:rsid="002b232a"/>
    </style:style>
    <style:style style:name="T54" style:family="text">
      <style:text-properties officeooo:rsid="0044e11e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347e90" fo:background-color="transparent" loext:char-shading-value="0"/>
    </style:style>
    <style:style style:name="T57" style:family="text">
      <style:text-properties officeooo:rsid="0036b133" fo:background-color="transparent" loext:char-shading-value="0"/>
    </style:style>
    <style:style style:name="T58" style:family="text">
      <style:text-properties officeooo:rsid="008a8ac8"/>
    </style:style>
    <style:style style:name="T59" style:family="text">
      <style:text-properties officeooo:rsid="001c8d76"/>
    </style:style>
    <style:style style:name="T60" style:family="text">
      <style:text-properties officeooo:rsid="000fcd8a"/>
    </style:style>
    <style:style style:name="T61" style:family="text">
      <style:text-properties officeooo:rsid="00430ab2"/>
    </style:style>
    <style:style style:name="T62" style:family="text">
      <style:text-properties officeooo:rsid="0012ec53"/>
    </style:style>
    <style:style style:name="T63" style:family="text">
      <style:text-properties officeooo:rsid="0041d07a"/>
    </style:style>
    <style:style style:name="T64" style:family="text">
      <style:text-properties officeooo:rsid="00153997"/>
    </style:style>
    <style:style style:name="T65" style:family="text">
      <style:text-properties officeooo:rsid="00321523"/>
    </style:style>
    <style:style style:name="T66" style:family="text">
      <style:text-properties officeooo:rsid="0037920c"/>
    </style:style>
    <style:style style:name="T67" style:family="text">
      <style:text-properties officeooo:rsid="0034061e"/>
    </style:style>
    <style:style style:name="T68" style:family="text">
      <style:text-properties officeooo:rsid="0011466b"/>
    </style:style>
    <style:style style:name="T69" style:family="text">
      <style:text-properties officeooo:rsid="008156df"/>
    </style:style>
    <style:style style:name="T70" style:family="text">
      <style:text-properties fo:background-color="#ffffff" loext:char-shading-value="0"/>
    </style:style>
    <style:style style:name="T71" style:family="text">
      <style:text-properties officeooo:rsid="008156df" fo:background-color="#ffffff" loext:char-shading-value="0"/>
    </style:style>
    <style:style style:name="T72" style:family="text">
      <style:text-properties officeooo:rsid="0038c186" fo:background-color="#ffffff" loext:char-shading-value="0"/>
    </style:style>
    <style:style style:name="T73" style:family="text">
      <style:text-properties fo:color="#481d32" officeooo:rsid="004e9c28" fo:background-color="#ffffff" loext:char-shading-value="0"/>
    </style:style>
    <style:style style:name="T74" style:family="text">
      <style:text-properties fo:color="#481d32" officeooo:rsid="004e9c28"/>
    </style:style>
    <style:style style:name="T75" style:family="text">
      <style:text-properties fo:color="#611729" fo:font-weight="normal" style:font-weight-asian="normal" style:font-weight-complex="normal"/>
    </style:style>
    <style:style style:name="T76" style:family="text">
      <style:text-properties fo:color="#000000" fo:font-weight="normal" officeooo:rsid="002249fe" fo:background-color="#ffffff" loext:char-shading-value="0" style:font-weight-asian="normal" style:font-weight-complex="normal"/>
    </style:style>
    <style:style style:name="T77" style:family="text">
      <style:text-properties fo:color="#000000" fo:font-weight="normal" style:font-weight-asian="normal" style:font-weight-complex="normal"/>
    </style:style>
    <style:style style:name="T78" style:family="text">
      <style:text-properties fo:color="#000000" fo:font-weight="normal" officeooo:rsid="004e4dc4" style:font-weight-asian="normal" style:font-weight-complex="normal"/>
    </style:style>
    <style:style style:name="T79" style:family="text">
      <style:text-properties fo:color="#000000" fo:font-weight="normal" officeooo:rsid="0059fa99" style:font-weight-asian="normal" style:font-weight-complex="normal"/>
    </style:style>
    <style:style style:name="T80" style:family="text">
      <style:text-properties fo:color="#000000" fo:font-weight="normal" officeooo:rsid="000de566" style:font-weight-asian="normal" style:font-weight-complex="normal"/>
    </style:style>
    <style:style style:name="T81" style:family="text">
      <style:text-properties fo:color="#000000" fo:font-weight="normal" officeooo:rsid="0013cd1c" style:font-weight-asian="normal" style:font-weight-complex="normal"/>
    </style:style>
    <style:style style:name="T82" style:family="text">
      <style:text-properties fo:color="#000000" fo:font-weight="normal" officeooo:rsid="0038104f" style:font-weight-asian="normal" style:font-weight-complex="normal"/>
    </style:style>
    <style:style style:name="T83" style:family="text">
      <style:text-properties fo:color="#000000" fo:font-weight="normal" officeooo:rsid="00376678" style:font-weight-asian="normal" style:font-weight-complex="normal"/>
    </style:style>
    <style:style style:name="T84" style:family="text">
      <style:text-properties fo:color="#000000" fo:font-weight="normal" officeooo:rsid="003ab4ce" style:font-weight-asian="normal" style:font-weight-complex="normal"/>
    </style:style>
    <style:style style:name="T85" style:family="text">
      <style:text-properties fo:color="#000000" fo:font-weight="normal" officeooo:rsid="00806047" style:font-weight-asian="normal" style:font-weight-complex="normal"/>
    </style:style>
    <style:style style:name="T86" style:family="text">
      <style:text-properties fo:color="#000000" fo:font-weight="normal" officeooo:rsid="00338125" style:font-weight-asian="normal" style:font-weight-complex="normal"/>
    </style:style>
    <style:style style:name="T87" style:family="text">
      <style:text-properties fo:color="#000000" fo:font-weight="normal" officeooo:rsid="00b03fac" style:font-weight-asian="normal" style:font-weight-complex="normal"/>
    </style:style>
    <style:style style:name="T88" style:family="text">
      <style:text-properties fo:color="#000000" fo:font-weight="normal" officeooo:rsid="00b250f3" style:font-weight-asian="normal" style:font-weight-complex="normal"/>
    </style:style>
    <style:style style:name="T89" style:family="text">
      <style:text-properties fo:color="#000000" fo:font-weight="normal" officeooo:rsid="003665ed" style:font-weight-asian="normal" style:font-weight-complex="normal"/>
    </style:style>
    <style:style style:name="T90" style:family="text">
      <style:text-properties fo:color="#000000" fo:font-weight="normal" officeooo:rsid="001c402b" style:font-weight-asian="normal" style:font-weight-complex="normal"/>
    </style:style>
    <style:style style:name="T91" style:family="text">
      <style:text-properties fo:color="#000000" fo:font-weight="normal" officeooo:rsid="002f2545" style:font-weight-asian="normal" style:font-weight-complex="normal"/>
    </style:style>
    <style:style style:name="T92" style:family="text">
      <style:text-properties fo:color="#000000" fo:font-weight="normal" officeooo:rsid="007bc2dd" style:font-weight-asian="normal" style:font-weight-complex="normal"/>
    </style:style>
    <style:style style:name="T93" style:family="text">
      <style:text-properties fo:color="#000000" fo:font-weight="normal" officeooo:rsid="00bc84e2" style:font-weight-asian="normal" style:font-weight-complex="normal"/>
    </style:style>
    <style:style style:name="T94" style:family="text">
      <style:text-properties fo:color="#000000" fo:font-weight="normal" officeooo:rsid="003c9a39" style:font-weight-asian="normal" style:font-weight-complex="normal"/>
    </style:style>
    <style:style style:name="T95" style:family="text">
      <style:text-properties fo:color="#000000" fo:font-weight="normal" officeooo:rsid="0040047d" style:font-weight-asian="normal" style:font-weight-complex="normal"/>
    </style:style>
    <style:style style:name="T96" style:family="text">
      <style:text-properties fo:color="#000000" fo:font-weight="normal" officeooo:rsid="00460151" style:font-weight-asian="normal" style:font-weight-complex="normal"/>
    </style:style>
    <style:style style:name="T97" style:family="text">
      <style:text-properties fo:color="#000000" fo:font-weight="normal" officeooo:rsid="0043ad9e" style:font-weight-asian="normal" style:font-weight-complex="normal"/>
    </style:style>
    <style:style style:name="T98" style:family="text">
      <style:text-properties fo:color="#000000" fo:font-weight="normal" officeooo:rsid="0038c186" style:font-weight-asian="normal" style:font-weight-complex="normal"/>
    </style:style>
    <style:style style:name="T99" style:family="text">
      <style:text-properties fo:color="#000000" fo:font-weight="normal" officeooo:rsid="003e7b1c" style:font-weight-asian="normal" style:font-weight-complex="normal"/>
    </style:style>
    <style:style style:name="T100" style:family="text">
      <style:text-properties fo:color="#000000" fo:font-weight="normal" officeooo:rsid="004bf7ed" style:font-weight-asian="normal" style:font-weight-complex="normal"/>
    </style:style>
    <style:style style:name="T101" style:family="text">
      <style:text-properties fo:color="#000000" fo:font-weight="normal" officeooo:rsid="0058f56e" style:font-weight-asian="normal" style:font-weight-complex="normal"/>
    </style:style>
    <style:style style:name="T102" style:family="text">
      <style:text-properties fo:color="#000000" fo:font-weight="normal" officeooo:rsid="00606400" style:font-weight-asian="normal" style:font-weight-complex="normal"/>
    </style:style>
    <style:style style:name="T103" style:family="text">
      <style:text-properties fo:color="#000000" fo:font-weight="normal" officeooo:rsid="00d82fd6" style:font-weight-asian="normal" style:font-weight-complex="normal"/>
    </style:style>
    <style:style style:name="T104" style:family="text">
      <style:text-properties fo:color="#000000" fo:font-weight="normal" officeooo:rsid="006ca5cd" style:font-weight-asian="normal" style:font-weight-complex="normal"/>
    </style:style>
    <style:style style:name="T105" style:family="text">
      <style:text-properties fo:color="#000000" fo:font-weight="normal" officeooo:rsid="0072684f" style:font-weight-asian="normal" style:font-weight-complex="normal"/>
    </style:style>
    <style:style style:name="T106" style:family="text">
      <style:text-properties fo:color="#000000" fo:font-weight="normal" officeooo:rsid="00741e75" style:font-weight-asian="normal" style:font-weight-complex="normal"/>
    </style:style>
    <style:style style:name="T107" style:family="text">
      <style:text-properties fo:color="#000000" fo:font-weight="normal" officeooo:rsid="00dc8187" style:font-weight-asian="normal" style:font-weight-complex="normal"/>
    </style:style>
    <style:style style:name="T108" style:family="text">
      <style:text-properties fo:color="#000000" fo:font-weight="normal" officeooo:rsid="00dd6e5b" style:font-weight-asian="normal" style:font-weight-complex="normal"/>
    </style:style>
    <style:style style:name="T109" style:family="text">
      <style:text-properties fo:color="#000000" fo:font-weight="normal" officeooo:rsid="007616b8" style:font-weight-asian="normal" style:font-weight-complex="normal"/>
    </style:style>
    <style:style style:name="T110" style:family="text">
      <style:text-properties fo:color="#000000" fo:font-weight="normal" officeooo:rsid="008156df" style:font-weight-asian="normal" style:font-weight-complex="normal"/>
    </style:style>
    <style:style style:name="T111" style:family="text">
      <style:text-properties fo:color="#000000" fo:font-weight="normal" officeooo:rsid="0068bd2d" style:font-weight-asian="normal" style:font-weight-complex="normal"/>
    </style:style>
    <style:style style:name="T112" style:family="text">
      <style:text-properties fo:color="#000000" fo:font-weight="normal" officeooo:rsid="00658b91" style:font-weight-asian="normal" style:font-weight-complex="normal"/>
    </style:style>
    <style:style style:name="T113" style:family="text">
      <style:text-properties fo:color="#000000" fo:font-weight="normal" officeooo:rsid="004910c1" style:font-weight-asian="normal" style:font-weight-complex="normal"/>
    </style:style>
    <style:style style:name="T114" style:family="text">
      <style:text-properties fo:color="#000000" fo:font-weight="normal" officeooo:rsid="006aacca" style:font-weight-asian="normal" style:font-weight-complex="normal"/>
    </style:style>
    <style:style style:name="T115" style:family="text">
      <style:text-properties fo:color="#000000" fo:font-weight="normal" officeooo:rsid="0044fccc" style:font-weight-asian="normal" style:font-weight-complex="normal"/>
    </style:style>
    <style:style style:name="T116" style:family="text">
      <style:text-properties fo:color="#000000" fo:font-weight="normal" officeooo:rsid="004ab381" style:font-weight-asian="normal" style:font-weight-complex="normal"/>
    </style:style>
    <style:style style:name="T117" style:family="text">
      <style:text-properties fo:color="#000000" fo:font-weight="normal" officeooo:rsid="00310e62" style:font-weight-asian="normal" style:font-weight-complex="normal"/>
    </style:style>
    <style:style style:name="T118" style:family="text">
      <style:text-properties fo:color="#000000" fo:font-weight="normal" officeooo:rsid="007a4c68" style:font-weight-asian="normal" style:font-weight-complex="normal"/>
    </style:style>
    <style:style style:name="T119" style:family="text">
      <style:text-properties fo:color="#000000" fo:font-weight="normal" officeooo:rsid="007b8642" style:font-weight-asian="normal" style:font-weight-complex="normal"/>
    </style:style>
    <style:style style:name="T120" style:family="text">
      <style:text-properties fo:color="#000000" fo:font-weight="normal" officeooo:rsid="002249fe" style:font-weight-asian="normal" style:font-weight-complex="normal"/>
    </style:style>
    <style:style style:name="T121" style:family="text">
      <style:text-properties fo:color="#000000" fo:font-weight="normal" officeooo:rsid="003ab4ce" style:font-size-asian="13pt" style:font-weight-asian="normal" style:font-size-complex="13pt" style:font-weight-complex="normal"/>
    </style:style>
    <style:style style:name="T122" style:family="text">
      <style:text-properties fo:color="#000000" fo:font-weight="normal" officeooo:rsid="00606400" style:font-size-asian="11.3500003814697pt" style:font-weight-asian="normal" style:font-weight-complex="normal"/>
    </style:style>
    <style:style style:name="T123" style:family="text">
      <style:text-properties fo:color="#000000" fo:font-weight="normal" officeooo:rsid="006ca5cd" style:font-size-asian="11.3500003814697pt" style:font-weight-asian="normal" style:font-weight-complex="normal"/>
    </style:style>
    <style:style style:name="T124" style:family="text">
      <style:text-properties fo:color="#000000" fo:font-weight="normal" officeooo:rsid="006170d7" style:font-size-asian="11.3500003814697pt" style:font-weight-asian="normal" style:font-weight-complex="normal"/>
    </style:style>
    <style:style style:name="T125" style:family="text">
      <style:text-properties fo:color="#000000" fo:font-weight="normal" officeooo:rsid="006aacca" style:font-size-asian="11.3500003814697pt" style:font-weight-asian="normal" style:font-weight-complex="normal"/>
    </style:style>
    <style:style style:name="T126" style:family="text">
      <style:text-properties fo:color="#000000" fo:font-weight="normal" officeooo:rsid="0068bd2d" style:font-size-asian="11.3500003814697pt" style:font-weight-asian="normal" style:font-weight-complex="normal"/>
    </style:style>
    <style:style style:name="T127" style:family="text">
      <style:text-properties fo:color="#000000" fo:font-weight="normal" officeooo:rsid="00658b91" style:font-size-asian="11.3500003814697pt" style:font-weight-asian="normal" style:font-weight-complex="normal"/>
    </style:style>
    <style:style style:name="T128" style:family="text">
      <style:text-properties fo:color="#000000" fo:font-weight="normal" officeooo:rsid="00fcda56" style:font-size-asian="11.3500003814697pt" style:font-weight-asian="normal" style:font-weight-complex="normal"/>
    </style:style>
    <style:style style:name="T129" style:family="text">
      <style:text-properties fo:color="#000000" fo:font-weight="normal" officeooo:rsid="004e4dc4" fo:background-color="#0369a3" loext:char-shading-value="0" style:font-weight-asian="normal" style:font-weight-complex="normal"/>
    </style:style>
    <style:style style:name="T130" style:family="text">
      <style:text-properties fo:color="#000000" fo:font-weight="normal" officeooo:rsid="0059fa99" fo:background-color="#0369a3" loext:char-shading-value="0" style:font-weight-asian="normal" style:font-weight-complex="normal"/>
    </style:style>
    <style:style style:name="T131" style:family="text">
      <style:text-properties fo:color="#000000" officeooo:rsid="0038c186" fo:background-color="#ffffff" loext:char-shading-value="0"/>
    </style:style>
    <style:style style:name="T132" style:family="text">
      <style:text-properties fo:color="#000000" fo:font-size="7pt" officeooo:rsid="003c67f6" style:font-size-asian="7pt" style:font-size-complex="7pt"/>
    </style:style>
    <style:style style:name="T133" style:family="text">
      <style:text-properties fo:color="#000000" fo:font-size="9pt" fo:font-weight="normal" officeooo:rsid="00606400" style:font-size-asian="9pt" style:font-weight-asian="normal" style:font-size-complex="9pt" style:font-weight-complex="normal"/>
    </style:style>
    <style:style style:name="T134" style:family="text">
      <style:text-properties fo:color="#000000" fo:font-size="9pt" fo:font-weight="normal" officeooo:rsid="006170d7" style:font-size-asian="9pt" style:font-weight-asian="normal" style:font-size-complex="9pt" style:font-weight-complex="normal"/>
    </style:style>
    <style:style style:name="T135" style:family="text">
      <style:text-properties fo:color="#000000" fo:font-size="9pt" fo:font-weight="normal" officeooo:rsid="0072684f" style:font-size-asian="9pt" style:font-weight-asian="normal" style:font-size-complex="9pt" style:font-weight-complex="normal"/>
    </style:style>
    <style:style style:name="T136" style:family="text">
      <style:text-properties fo:color="#000000" fo:font-size="9pt" fo:font-weight="normal" officeooo:rsid="007616b8" style:font-size-asian="9pt" style:font-weight-asian="normal" style:font-size-complex="9pt" style:font-weight-complex="normal"/>
    </style:style>
    <style:style style:name="T137" style:family="text">
      <style:text-properties fo:color="#000000" style:font-name="Liberation Serif" fo:font-weight="normal" style:font-size-asian="13pt" style:font-weight-asian="normal" style:font-size-complex="13pt" style:font-weight-complex="normal"/>
    </style:style>
    <style:style style:name="T138" style:family="text">
      <style:text-properties fo:color="#000000" officeooo:rsid="0038c186"/>
    </style:style>
    <style:style style:name="T139" style:family="text">
      <style:text-properties fo:color="#e8a202" fo:font-weight="normal" officeooo:rsid="002a295b" style:font-weight-asian="normal" style:font-weight-complex="normal"/>
    </style:style>
    <style:style style:name="T140" style:family="text">
      <style:text-properties fo:color="#02e83b"/>
    </style:style>
    <style:style style:name="T141" style:family="text">
      <style:text-properties fo:color="#02e83b" officeooo:rsid="008a8ac8"/>
    </style:style>
    <style:style style:name="T142" style:family="text">
      <style:text-properties fo:color="#02e83b" fo:font-weight="normal" officeooo:rsid="002a295b" style:font-weight-asian="normal" style:font-weight-complex="normal"/>
    </style:style>
    <style:style style:name="T143" style:family="text">
      <style:text-properties fo:color="#02e83b" officeooo:rsid="002a295b"/>
    </style:style>
    <style:style style:name="T144" style:family="text">
      <style:text-properties fo:color="#02e83b" style:font-name="Liberation Serif" officeooo:rsid="002d4370" fo:background-color="#0369a3" loext:char-shading-value="0"/>
    </style:style>
    <style:style style:name="T145" style:family="text">
      <style:text-properties fo:color="#02e83b" style:font-name="Liberation Serif" officeooo:rsid="0030175e" fo:background-color="#0369a3" loext:char-shading-value="0"/>
    </style:style>
    <style:style style:name="T146" style:family="text">
      <style:text-properties fo:color="#02e83b" style:font-name="Liberation Serif" officeooo:rsid="008a8ac8" fo:background-color="#0369a3" loext:char-shading-value="0"/>
    </style:style>
    <style:style style:name="T147" style:family="text">
      <style:text-properties fo:color="#02e83b" style:font-name="Liberation Serif" officeooo:rsid="00414d72" fo:background-color="#0369a3" loext:char-shading-value="0"/>
    </style:style>
    <style:style style:name="T148" style:family="text">
      <style:text-properties fo:color="#02e83b" style:font-name="Liberation Serif" officeooo:rsid="008156df" fo:background-color="#0369a3" loext:char-shading-value="0"/>
    </style:style>
    <style:style style:name="T149" style:family="text">
      <style:text-properties fo:color="#02e83b" style:font-name="Liberation Serif" officeooo:rsid="006ac3ba" fo:background-color="#0369a3" loext:char-shading-value="0"/>
    </style:style>
    <style:style style:name="T150" style:family="text">
      <style:text-properties fo:color="#02e83b" style:font-name="Liberation Serif" officeooo:rsid="0072684f" fo:background-color="#0369a3" loext:char-shading-value="0"/>
    </style:style>
    <style:style style:name="T151" style:family="text">
      <style:text-properties fo:color="#02e83b" style:font-name="Liberation Serif" officeooo:rsid="0063c5fe" fo:background-color="#0369a3" loext:char-shading-value="0"/>
    </style:style>
    <style:style style:name="T152" style:family="text">
      <style:text-properties fo:color="#02e83b" style:font-name="Liberation Serif" officeooo:rsid="00376678" fo:background-color="#fc5c00" loext:char-shading-value="0"/>
    </style:style>
    <style:style style:name="T153" style:family="text">
      <style:text-properties fo:color="#02e83b" style:font-name="Liberation Serif" officeooo:rsid="008156df"/>
    </style:style>
    <style:style style:name="T154" style:family="text">
      <style:text-properties fo:color="#02e83b" style:font-name="Liberation Serif" officeooo:rsid="0063c5fe"/>
    </style:style>
    <style:style style:name="T155" style:family="text">
      <style:text-properties fo:color="#02e83b" style:font-name="Liberation Serif" officeooo:rsid="0072684f"/>
    </style:style>
    <style:style style:name="T156" style:family="text">
      <style:text-properties fo:color="#02e83b" style:font-name="Liberation Serif" officeooo:rsid="006ac3ba"/>
    </style:style>
    <style:style style:name="T157" style:family="text">
      <style:text-properties fo:color="#02e83b" style:font-name="Liberation Serif" officeooo:rsid="002d4370"/>
    </style:style>
    <style:style style:name="T158" style:family="text">
      <style:text-properties fo:color="#02e83b" style:font-name="Liberation Serif" officeooo:rsid="0030175e"/>
    </style:style>
    <style:style style:name="T159" style:family="text">
      <style:text-properties fo:color="#02e83b" style:font-name="Liberation Serif" officeooo:rsid="00376678"/>
    </style:style>
    <style:style style:name="T160" style:family="text">
      <style:text-properties fo:color="#02e83b" style:font-name="Liberation Serif" officeooo:rsid="008a8ac8"/>
    </style:style>
    <style:style style:name="T161" style:family="text">
      <style:text-properties fo:color="#02e83b" style:font-name="Liberation Serif" officeooo:rsid="00414d72"/>
    </style:style>
    <style:style style:name="T162" style:family="text">
      <style:text-properties fo:color="#02e83b" officeooo:rsid="00464b28"/>
    </style:style>
    <style:style style:name="T163" style:family="text">
      <style:text-properties fo:color="#02e83b" officeooo:rsid="004c3b34"/>
    </style:style>
    <style:style style:name="T164" style:family="text">
      <style:text-properties fo:color="#02e83b" officeooo:rsid="008156df"/>
    </style:style>
    <style:style style:name="T165" style:family="text">
      <style:text-properties fo:color="#02e83b" officeooo:rsid="003ab4ce" fo:background-color="#0369a3" loext:char-shading-value="0"/>
    </style:style>
    <style:style style:name="T166" style:family="text">
      <style:text-properties fo:color="#02e83b" officeooo:rsid="002d4370" fo:background-color="#0369a3" loext:char-shading-value="0"/>
    </style:style>
    <style:style style:name="T167" style:family="text">
      <style:text-properties fo:color="#02e83b" officeooo:rsid="0030175e" fo:background-color="#0369a3" loext:char-shading-value="0"/>
    </style:style>
    <style:style style:name="T168" style:family="text">
      <style:text-properties fo:color="#02e83b" officeooo:rsid="000bc171" fo:background-color="#0369a3" loext:char-shading-value="0"/>
    </style:style>
    <style:style style:name="T169" style:family="text">
      <style:text-properties fo:color="#02e83b" officeooo:rsid="001e07ff" fo:background-color="#0369a3" loext:char-shading-value="0"/>
    </style:style>
    <style:style style:name="T170" style:family="text">
      <style:text-properties fo:color="#02e83b" officeooo:rsid="0013cd1c" fo:background-color="#0369a3" loext:char-shading-value="0"/>
    </style:style>
    <style:style style:name="T171" style:family="text">
      <style:text-properties fo:color="#02e83b" officeooo:rsid="002249fe" fo:background-color="#0369a3" loext:char-shading-value="0"/>
    </style:style>
    <style:style style:name="T172" style:family="text">
      <style:text-properties fo:color="#02e83b" officeooo:rsid="0022c03f" fo:background-color="#0369a3" loext:char-shading-value="0"/>
    </style:style>
    <style:style style:name="T173" style:family="text">
      <style:text-properties fo:color="#02e83b" officeooo:rsid="00338125" fo:background-color="#0369a3" loext:char-shading-value="0"/>
    </style:style>
    <style:style style:name="T174" style:family="text">
      <style:text-properties fo:color="#02e83b" officeooo:rsid="00310e62" fo:background-color="#0369a3" loext:char-shading-value="0"/>
    </style:style>
    <style:style style:name="T175" style:family="text">
      <style:text-properties fo:color="#02e83b" officeooo:rsid="00ac82d2" fo:background-color="#0369a3" loext:char-shading-value="0"/>
    </style:style>
    <style:style style:name="T176" style:family="text">
      <style:text-properties fo:color="#02e83b" officeooo:rsid="0034e26d" fo:background-color="#0369a3" loext:char-shading-value="0"/>
    </style:style>
    <style:style style:name="T177" style:family="text">
      <style:text-properties fo:color="#02e83b" officeooo:rsid="001c402b" fo:background-color="#0369a3" loext:char-shading-value="0"/>
    </style:style>
    <style:style style:name="T178" style:family="text">
      <style:text-properties fo:color="#02e83b" officeooo:rsid="007bc2dd" fo:background-color="#0369a3" loext:char-shading-value="0"/>
    </style:style>
    <style:style style:name="T179" style:family="text">
      <style:text-properties fo:color="#02e83b" officeooo:rsid="008a8ac8" fo:background-color="#0369a3" loext:char-shading-value="0"/>
    </style:style>
    <style:style style:name="T180" style:family="text">
      <style:text-properties fo:color="#02e83b" officeooo:rsid="00414d72" fo:background-color="#0369a3" loext:char-shading-value="0"/>
    </style:style>
    <style:style style:name="T181" style:family="text">
      <style:text-properties fo:color="#02e83b" officeooo:rsid="003bf6bf" fo:background-color="#0369a3" loext:char-shading-value="0"/>
    </style:style>
    <style:style style:name="T182" style:family="text">
      <style:text-properties fo:color="#02e83b" officeooo:rsid="00464b28" fo:background-color="#0369a3" loext:char-shading-value="0"/>
    </style:style>
    <style:style style:name="T183" style:family="text">
      <style:text-properties fo:color="#02e83b" officeooo:rsid="0048908a" fo:background-color="#0369a3" loext:char-shading-value="0"/>
    </style:style>
    <style:style style:name="T184" style:family="text">
      <style:text-properties fo:color="#02e83b" officeooo:rsid="005f99e8" fo:background-color="#0369a3" loext:char-shading-value="0"/>
    </style:style>
    <style:style style:name="T185" style:family="text">
      <style:text-properties fo:color="#02e83b" officeooo:rsid="00db7b10" fo:background-color="#0369a3" loext:char-shading-value="0"/>
    </style:style>
    <style:style style:name="T186" style:family="text">
      <style:text-properties fo:color="#02e83b" officeooo:rsid="004c3b34" fo:background-color="#0369a3" loext:char-shading-value="0"/>
    </style:style>
    <style:style style:name="T187" style:family="text">
      <style:text-properties fo:color="#02e83b" officeooo:rsid="004df2df" fo:background-color="#0369a3" loext:char-shading-value="0"/>
    </style:style>
    <style:style style:name="T188" style:family="text">
      <style:text-properties fo:color="#02e83b" officeooo:rsid="008156df" fo:background-color="#0369a3" loext:char-shading-value="0"/>
    </style:style>
    <style:style style:name="T189" style:family="text">
      <style:text-properties fo:color="#02e83b" officeooo:rsid="00376678" fo:background-color="#fc5c00" loext:char-shading-value="0"/>
    </style:style>
    <style:style style:name="T190" style:family="text">
      <style:text-properties fo:color="#02e83b" officeooo:rsid="000de566"/>
    </style:style>
    <style:style style:name="T191" style:family="text">
      <style:text-properties fo:color="#02e83b" fo:font-weight="bold" style:font-weight-asian="bold" style:font-weight-complex="bold"/>
    </style:style>
    <style:style style:name="T192" style:family="text">
      <style:text-properties fo:color="#02e83b" officeooo:rsid="001c402b"/>
    </style:style>
    <style:style style:name="T193" style:family="text">
      <style:text-properties fo:color="#02e83b" officeooo:rsid="007bc2dd"/>
    </style:style>
    <style:style style:name="T194" style:family="text">
      <style:text-properties fo:color="#02e83b" officeooo:rsid="000bc171"/>
    </style:style>
    <style:style style:name="T195" style:family="text">
      <style:text-properties fo:color="#02e83b" officeooo:rsid="002d4370"/>
    </style:style>
    <style:style style:name="T196" style:family="text">
      <style:text-properties fo:color="#02e83b" officeooo:rsid="0030175e"/>
    </style:style>
    <style:style style:name="T197" style:family="text">
      <style:text-properties fo:color="#02e83b" officeooo:rsid="00376678"/>
    </style:style>
    <style:style style:name="T198" style:family="text">
      <style:text-properties fo:color="#02e83b" officeooo:rsid="003ab4ce"/>
    </style:style>
    <style:style style:name="T199" style:family="text">
      <style:text-properties fo:color="#02e83b" officeooo:rsid="001e07ff"/>
    </style:style>
    <style:style style:name="T200" style:family="text">
      <style:text-properties fo:color="#02e83b" officeooo:rsid="0013cd1c"/>
    </style:style>
    <style:style style:name="T201" style:family="text">
      <style:text-properties fo:color="#02e83b" officeooo:rsid="002249fe"/>
    </style:style>
    <style:style style:name="T202" style:family="text">
      <style:text-properties fo:color="#02e83b" officeooo:rsid="0022c03f"/>
    </style:style>
    <style:style style:name="T203" style:family="text">
      <style:text-properties fo:color="#02e83b" officeooo:rsid="00338125"/>
    </style:style>
    <style:style style:name="T204" style:family="text">
      <style:text-properties fo:color="#02e83b" officeooo:rsid="00310e62"/>
    </style:style>
    <style:style style:name="T205" style:family="text">
      <style:text-properties fo:color="#02e83b" officeooo:rsid="00ac82d2"/>
    </style:style>
    <style:style style:name="T206" style:family="text">
      <style:text-properties fo:color="#02e83b" officeooo:rsid="0034e26d"/>
    </style:style>
    <style:style style:name="T207" style:family="text">
      <style:text-properties fo:color="#02e83b" officeooo:rsid="003bf6bf"/>
    </style:style>
    <style:style style:name="T208" style:family="text">
      <style:text-properties fo:color="#02e83b" officeooo:rsid="004df2df"/>
    </style:style>
    <style:style style:name="T209" style:family="text">
      <style:text-properties fo:color="#02e83b" officeooo:rsid="0048908a"/>
    </style:style>
    <style:style style:name="T210" style:family="text">
      <style:text-properties fo:color="#02e83b" officeooo:rsid="005f99e8"/>
    </style:style>
    <style:style style:name="T211" style:family="text">
      <style:text-properties fo:color="#02e83b" officeooo:rsid="00db7b10"/>
    </style:style>
    <style:style style:name="T212" style:family="text">
      <style:text-properties fo:color="#02e83b" officeooo:rsid="00414d72"/>
    </style:style>
    <style:style style:name="T213" style:family="text">
      <style:text-properties fo:font-size="7pt" officeooo:rsid="003c67f6" fo:background-color="#ffffff" loext:char-shading-value="0" style:font-size-asian="7pt" style:font-size-complex="7pt"/>
    </style:style>
    <style:style style:name="T214" style:family="text">
      <style:text-properties fo:font-size="7pt" officeooo:rsid="003c67f6" style:font-size-asian="7pt" style:font-size-complex="7pt"/>
    </style:style>
    <style:style style:name="T215" style:family="text">
      <style:text-properties fo:font-size="9pt" officeooo:rsid="005a1d5a" style:font-size-asian="9pt" style:font-size-complex="9pt"/>
    </style:style>
    <style:style style:name="T216" style:family="text">
      <style:text-properties fo:font-size="9pt" officeooo:rsid="005a1d5a" style:font-size-asian="7.84999990463257pt" style:font-size-complex="9pt"/>
    </style:style>
    <style:style style:name="T217" style:family="text">
      <style:text-properties fo:font-size="9pt" officeooo:rsid="005a1d5a" fo:background-color="#ffffff" loext:char-shading-value="0" style:font-size-asian="9pt" style:font-size-complex="9pt"/>
    </style:style>
    <style:style style:name="T218" style:family="text">
      <style:text-properties fo:color="#2cee0e" style:font-name="Liberation Serif" officeooo:rsid="007616b8" fo:background-color="#0369a3" loext:char-shading-value="0"/>
    </style:style>
    <style:style style:name="T219" style:family="text">
      <style:text-properties fo:color="#2cee0e" style:font-name="Liberation Serif" officeooo:rsid="0078bf3f" fo:background-color="#0369a3" loext:char-shading-value="0"/>
    </style:style>
    <style:style style:name="T220" style:family="text">
      <style:text-properties fo:color="#2cee0e" style:font-name="Liberation Serif" officeooo:rsid="007616b8"/>
    </style:style>
    <style:style style:name="T221" style:family="text">
      <style:text-properties fo:color="#2cee0e" style:font-name="Liberation Serif" officeooo:rsid="0078bf3f"/>
    </style:style>
    <style:style style:name="T222" style:family="text">
      <style:text-properties fo:color="#2cee0e" officeooo:rsid="001c8d76"/>
    </style:style>
    <style:style style:name="T223" style:family="text">
      <style:text-properties fo:color="#2cee0e" officeooo:rsid="000fcd8a"/>
    </style:style>
    <style:style style:name="T224" style:family="text">
      <style:text-properties fo:color="#2cee0e" officeooo:rsid="008156df"/>
    </style:style>
    <style:style style:name="T225" style:family="text">
      <style:text-properties fo:color="#2cee0e" officeooo:rsid="0063c5fe"/>
    </style:style>
    <style:style style:name="T226" style:family="text">
      <style:text-properties fo:color="#2cee0e" officeooo:rsid="001c8d76" fo:background-color="#0369a3" loext:char-shading-value="0"/>
    </style:style>
    <style:style style:name="T227" style:family="text">
      <style:text-properties fo:color="#2cee0e" officeooo:rsid="000fcd8a" fo:background-color="#0369a3" loext:char-shading-value="0"/>
    </style:style>
    <style:style style:name="T228" style:family="text">
      <style:text-properties officeooo:rsid="0030175e"/>
    </style:style>
    <style:style style:name="T229" style:family="text">
      <style:text-properties officeooo:rsid="00376678"/>
    </style:style>
    <style:style style:name="T230" style:family="text">
      <style:text-properties officeooo:rsid="00376678" style:font-size-asian="13pt" style:font-weight-asian="bold" style:font-size-complex="13pt" style:font-weight-complex="bold"/>
    </style:style>
    <style:style style:name="T231" style:family="text">
      <style:text-properties officeooo:rsid="003ab4ce" style:font-size-asian="13pt" style:font-weight-asian="bold" style:font-size-complex="13pt" style:font-weight-complex="bold"/>
    </style:style>
    <style:style style:name="T232" style:family="text">
      <style:text-properties officeooo:rsid="001c402b"/>
    </style:style>
    <style:style style:name="T233" style:family="text">
      <style:text-properties officeooo:rsid="002249fe"/>
    </style:style>
    <style:style style:name="T234" style:family="text">
      <style:text-properties officeooo:rsid="00310e62"/>
    </style:style>
    <style:style style:name="T235" style:family="text">
      <style:text-properties officeooo:rsid="004c3b34" fo:background-color="#0369a3" loext:char-shading-value="0"/>
    </style:style>
    <style:style style:name="T236" style:family="text">
      <style:text-properties officeooo:rsid="004e4dc4" fo:background-color="#0369a3" loext:char-shading-value="0"/>
    </style:style>
    <style:style style:name="T237" style:family="text">
      <style:text-properties officeooo:rsid="0022c03f"/>
    </style:style>
    <style:style style:name="T238" style:family="text">
      <style:text-properties officeooo:rsid="003c9a39"/>
    </style:style>
    <style:style style:name="T239" style:family="text">
      <style:text-properties officeooo:rsid="005f99e8"/>
    </style:style>
    <style:style style:name="T240" style:family="text">
      <style:text-properties officeooo:rsid="0072684f"/>
    </style:style>
    <style:style style:name="T241" style:family="text">
      <style:text-properties officeooo:rsid="004c3b34"/>
    </style:style>
    <style:style style:name="T242" style:family="text">
      <style:text-properties officeooo:rsid="007616b8"/>
    </style:style>
    <style:style style:name="T243" style:family="text">
      <style:text-properties officeooo:rsid="00347e90"/>
    </style:style>
    <style:style style:name="T244" style:family="text">
      <style:text-properties officeooo:rsid="0036b133"/>
    </style:style>
    <style:style style:name="T245" style:family="text">
      <style:text-properties officeooo:rsid="0038c186"/>
    </style:style>
    <style:style style:name="T246" style:family="text">
      <style:text-properties officeooo:rsid="004e4d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/>Gramática <text:span text:style-name="T1">com Expressões Regulares LL(1)</text:span> da Linguagem L</text:p>
      <text:p text:style-name="P32"/>
      <text:p text:style-name="P34"/>
      <text:p text:style-name="P45"><text:span text:style-name="T2">S</text:span> → {<text:span text:style-name="T3">Declarar</text:span><text:span text:style-name="T11">}</text:span><text:span text:style-name="T12">*</text:span> {<text:span text:style-name="T3">Comando</text:span><text:span text:style-name="T13">}</text:span><text:span text:style-name="T12">*</text:span></text:p>
      <text:p text:style-name="P47"/>
      <text:p text:style-name="P48">Declarar → “<text:span text:style-name="T14">final" “</text:span><text:span text:style-name="T15">id”</text:span><text:span text:style-name="T194">[1]</text:span><text:span text:style-name="T15">“</text:span><text:span text:style-name="T16">&lt;-” <text:s/></text:span><text:span text:style-name="T40">[“-”</text:span><text:span text:style-name="T195">[11]</text:span><text:span text:style-name="T40">] </text:span><text:span text:style-name="T16">const </text:span><text:span text:style-name="T195">[1</text:span><text:span text:style-name="T196">5</text:span><text:span text:style-name="T195">]</text:span><text:span text:style-name="T197">[21]</text:span><text:span text:style-name="T198">[22]</text:span><text:span text:style-name="T16">“;</text:span><text:span text:style-name="T120">”</text:span><text:span text:style-name="T74"> </text:span><text:span text:style-name="T16">| </text:span><text:span text:style-name="T17">(int</text:span><text:span text:style-name="T199">[5]</text:span><text:span text:style-name="T143"> </text:span><text:span text:style-name="T17">| boolean</text:span><text:span text:style-name="T199">[6]</text:span><text:span text:style-name="T17"> | byte</text:span><text:span text:style-name="T199">[7]</text:span><text:span text:style-name="T142"> </text:span><text:span text:style-name="T17">| string</text:span><text:span text:style-name="T199">[8]</text:span><text:span text:style-name="T17">) id</text:span><text:span text:style-name="T194">[</text:span><text:span text:style-name="T200">2</text:span><text:span text:style-name="T194">]</text:span><text:span text:style-name="T201">[</text:span><text:span text:style-name="T202">10]</text:span><text:span text:style-name="T203">[18]</text:span><text:span text:style-name="T139"> </text:span><text:span text:style-name="T52">ListaIds</text:span><text:span text:style-name="T18">“;”</text:span></text:p>
      <text:p text:style-name="P60"/>
      <text:p text:style-name="P50">ListaIds<text:span text:style-name="T11"> → [</text:span><text:span text:style-name="T204">[1</text:span><text:span text:style-name="T203">9</text:span><text:span text:style-name="T204">]</text:span>Atrib<text:span text:style-name="T11">] {“,” “id</text:span><text:span text:style-name="T194">[</text:span><text:span text:style-name="T200">2</text:span><text:span text:style-name="T194">]</text:span><text:span text:style-name="T201">[</text:span><text:span text:style-name="T205">9</text:span><text:span text:style-name="T202">]</text:span><text:span text:style-name="T11">”</text:span><text:span text:style-name="T75"> </text:span><text:span text:style-name="T11">[</text:span><text:span text:style-name="T204">[17]</text:span>Atrib<text:span text:style-name="T11">]}</text:span><text:span text:style-name="T18">*<text:tab/></text:span></text:p>
      <text:p text:style-name="P61"/>
      <text:p text:style-name="P51"><text:span text:style-name="T53">A</text:span>trib →<text:span text:style-name="T54"> </text:span><text:span text:style-name="T19">“</text:span><text:span text:style-name="T11">&lt;-” </text:span><text:span text:style-name="T40">[“-”</text:span><text:span text:style-name="T195">[12]</text:span><text:span text:style-name="T40">] </text:span><text:span text:style-name="T20">c</text:span><text:span text:style-name="T11">onst </text:span><text:span text:style-name="T195">[1</text:span><text:span text:style-name="T196">6</text:span><text:span text:style-name="T195">]</text:span><text:span text:style-name="T197">[21]</text:span><text:span text:style-name="T206">[20]</text:span></text:p>
      <text:p text:style-name="P49"/>
      <text:p text:style-name="P45"><text:span text:style-name="T3">Comando →</text:span><text:span text:style-name="T4"> </text:span><text:span text:style-name="T5">Atribuicao</text:span><text:span text:style-name="T4"> | Repeticao | Teste | Nulo | Leitura | Escrita</text:span></text:p>
      <text:p text:style-name="P62"><text:s text:c="23"/></text:p>
      <text:p text:style-name="P52">Atribuicao → <text:span text:style-name="T11">“</text:span><text:span text:style-name="T21">id”</text:span><text:span text:style-name="T200">[3]</text:span><text:span text:style-name="T192">[4]</text:span><text:span text:style-name="T141"> </text:span><text:span text:style-name="T22">“&lt;-”</text:span><text:span text:style-name="T59"> Expressao </text:span><text:span text:style-name="T222">[42]</text:span><text:span text:style-name="T22">“;”</text:span></text:p>
      <text:p text:style-name="P53"/>
      <text:p text:style-name="P54">Repeticao → <text:span text:style-name="T11">“</text:span><text:span text:style-name="T23">while”“(“</text:span><text:span text:style-name="T60">Expressao</text:span><text:span text:style-name="T223">[43]</text:span><text:span text:style-name="T23">“)”</text:span><text:span text:style-name="T24"> </text:span><text:span text:style-name="T61">Blocowhile</text:span><text:span text:style-name="T23"> </text:span></text:p>
      <text:p text:style-name="P57"/>
      <text:p text:style-name="P57"><text:span text:style-name="T62">Blocowhile </text:span><text:span text:style-name="T11">→ “begin”{</text:span>Comando<text:span text:style-name="T11">}*“end</text:span><text:span text:style-name="T25">w</text:span><text:span text:style-name="T11">hile” </text:span><text:span text:style-name="T26">| </text:span><text:span text:style-name="T63">Comando</text:span></text:p>
      <text:p text:style-name="P58"/>
      <text:p text:style-name="P55">Teste → <text:span text:style-name="T11">“</text:span><text:span text:style-name="T27">if”“(“</text:span><text:span text:style-name="T64">Expressao</text:span><text:span text:style-name="T223">[43]</text:span><text:span text:style-name="T27">“)” </text:span><text:span text:style-name="T28"><text:s/>(</text:span><text:span text:style-name="T65">Blocoif | Comando </text:span><text:span text:style-name="T29">[</text:span><text:span text:style-name="T65">BlocoElse</text:span><text:span text:style-name="T29">]</text:span><text:span text:style-name="T65">)</text:span></text:p>
      <text:p text:style-name="P58"/>
      <text:p text:style-name="P46"><text:span text:style-name="T6">Blocoif → “</text:span><text:span text:style-name="T30">begin”</text:span><text:span text:style-name="T31">{</text:span><text:span text:style-name="T7">Comando</text:span><text:span text:style-name="T31">}+“</text:span><text:span text:style-name="T32">endif”</text:span><text:span text:style-name="T33">“else”“</text:span><text:span text:style-name="T34">begin”{</text:span><text:span text:style-name="T8">Comando</text:span><text:span text:style-name="T34">}+“endelse”</text:span></text:p>
      <text:p text:style-name="P53"/>
      <text:p text:style-name="P59">BlocoElse → <text:span text:style-name="T66"><text:s/></text:span><text:span text:style-name="T34">“else”</text:span><text:span text:style-name="T67"> Comando </text:span></text:p>
      <text:p text:style-name="P59"/>
      <text:p text:style-name="P53">Nulo → <text:span text:style-name="T11">“;”</text:span></text:p>
      <text:p text:style-name="P53"/>
      <text:p text:style-name="P52">Leitura → <text:span text:style-name="T11">“</text:span><text:span text:style-name="T35">readln”“</text:span><text:span text:style-name="T36">(</text:span><text:span text:style-name="T35">”id</text:span><text:span text:style-name="T200">[3]</text:span><text:span text:style-name="T193">[44]</text:span><text:span text:style-name="T35">“</text:span><text:span text:style-name="T39">)”</text:span><text:span text:style-name="T35">“;”</text:span></text:p>
      <text:p text:style-name="P35"/>
      <text:p text:style-name="P35">Escrita → <text:span text:style-name="T11">“</text:span><text:span text:style-name="T36">write”“(”</text:span><text:span text:style-name="T68">ListaExpressoes</text:span><text:span text:style-name="T36">“)”“;” </text:span><text:span text:style-name="T37">| “writeln”“(”</text:span><text:span text:style-name="T68">ListaExpressoes</text:span><text:span text:style-name="T37">“)”“;”</text:span></text:p>
      <text:p text:style-name="P43"/>
      <text:p text:style-name="P42"><text:span text:style-name="T68">L</text:span>istaExpressoes<text:span text:style-name="T11"> → </text:span>Expressao <text:span text:style-name="T11">{“,” </text:span>Expressao<text:span text:style-name="T11">}*</text:span></text:p>
      <text:p text:style-name="P36"/>
      <text:p text:style-name="P37">Expressao → <text:span text:style-name="T58">Exp</text:span><text:span text:style-name="T216">1</text:span><text:span text:style-name="T141">[23]</text:span><text:span text:style-name="T58"> </text:span><text:span text:style-name="T38">[(“=”</text:span><text:span text:style-name="T163">[33]</text:span><text:span text:style-name="T38">| “!=”</text:span><text:span text:style-name="T162">[30]</text:span><text:span text:style-name="T38"> | “&lt;”</text:span><text:span text:style-name="T162">[30]</text:span><text:span text:style-name="T38"> | “&gt;”</text:span><text:span text:style-name="T162">[30]</text:span><text:span text:style-name="T38"> | “&lt;=”</text:span><text:span text:style-name="T162">[30]</text:span><text:span text:style-name="T38"> | “&gt;=”</text:span><text:span text:style-name="T162">[30]</text:span><text:span text:style-name="T38">) </text:span><text:span text:style-name="T69">Exp</text:span><text:span text:style-name="T215">2</text:span><text:span text:style-name="T69"> </text:span><text:span text:style-name="T164">[36]</text:span><text:span text:style-name="T220">[</text:span><text:span text:style-name="T221">41]</text:span><text:span text:style-name="T38">] <text:s text:c="42"/></text:span></text:p>
      <text:p text:style-name="P36"/>
      <text:p text:style-name="P38"><text:span text:style-name="T243">Exp</text:span><text:span text:style-name="T38"> → </text:span><text:span text:style-name="T41">[+ | - ] </text:span><text:span text:style-name="T69">T</text:span><text:span text:style-name="T215">1</text:span><text:span text:style-name="T141">[2</text:span><text:span text:style-name="T207">4</text:span><text:span text:style-name="T141">]</text:span><text:span text:style-name="T69"> </text:span><text:span text:style-name="T42">{(“+”</text:span><text:span text:style-name="T163">[3</text:span><text:span text:style-name="T208">4</text:span><text:span text:style-name="T163">]</text:span><text:span text:style-name="T42">| “-”</text:span><text:span text:style-name="T162">[3</text:span><text:span text:style-name="T209">1</text:span><text:span text:style-name="T162">]</text:span><text:span text:style-name="T42"> | “||”</text:span><text:span text:style-name="T162">[3</text:span><text:span text:style-name="T209">1</text:span><text:span text:style-name="T162">]</text:span><text:span text:style-name="T138">)</text:span><text:span text:style-name="T42"> </text:span><text:span text:style-name="T43"><text:s/></text:span><text:span text:style-name="T245">T</text:span><text:span text:style-name="T215">2</text:span><text:span text:style-name="T245"> </text:span><text:span text:style-name="T153">[3</text:span><text:span text:style-name="T154">7</text:span><text:span text:style-name="T153">]</text:span><text:span text:style-name="T155">[40]</text:span><text:span text:style-name="T42">}*</text:span></text:p>
      <text:p text:style-name="P44"/>
      <text:p text:style-name="P39">T → <text:span text:style-name="T69">F</text:span><text:span text:style-name="T215">1</text:span><text:span text:style-name="T141">[2</text:span><text:span text:style-name="T207">5</text:span><text:span text:style-name="T141">]</text:span><text:span text:style-name="T43"> </text:span><text:span text:style-name="T11">{(“*”</text:span><text:span text:style-name="T162">[3</text:span><text:span text:style-name="T209">2</text:span><text:span text:style-name="T162">]</text:span><text:span text:style-name="T11"> | “&amp;&amp;”</text:span><text:span text:style-name="T162">[3</text:span><text:span text:style-name="T209">2</text:span><text:span text:style-name="T162">]</text:span><text:span text:style-name="T11"> | “/”</text:span><text:span text:style-name="T162">[3</text:span><text:span text:style-name="T209">2</text:span><text:span text:style-name="T162">]</text:span><text:span text:style-name="T210">[35]</text:span><text:span text:style-name="T211">[14]</text:span><text:span text:style-name="T11">) <text:s/></text:span>F<text:span text:style-name="T215">2 </text:span><text:span text:style-name="T153">[3</text:span><text:span text:style-name="T156">8</text:span><text:span text:style-name="T153">]</text:span><text:span text:style-name="T155">[39]</text:span><text:span text:style-name="T11">}*</text:span></text:p>
      <text:p text:style-name="P44"/>
      <text:p text:style-name="P40">F → <text:span text:style-name="T11">“!”</text:span>F<text:span text:style-name="T214">1</text:span><text:span text:style-name="T141">[</text:span><text:span text:style-name="T212">26</text:span><text:span text:style-name="T141">]</text:span> <text:span text:style-name="T11"><text:s/>| “(”</text:span>Expressao<text:span text:style-name="T141">[2</text:span><text:span text:style-name="T212">7</text:span><text:span text:style-name="T141">]</text:span><text:span text:style-name="T11">“)” | </text:span><text:span text:style-name="T40">[“-”</text:span><text:span text:style-name="T157">[1</text:span><text:span text:style-name="T158">3</text:span><text:span text:style-name="T157">]</text:span><text:span text:style-name="T40">] </text:span><text:span text:style-name="T11">const</text:span><text:span text:style-name="T159">[21]</text:span><text:span text:style-name="T160">[2</text:span><text:span text:style-name="T161">8</text:span><text:span text:style-name="T160">]</text:span><text:span text:style-name="T11"> </text:span><text:span text:style-name="T21">| id</text:span><text:span text:style-name="T200">[3]</text:span><text:span text:style-name="T141">[2</text:span><text:span text:style-name="T212">9</text:span><text:span text:style-name="T141">]</text:span></text:p>
      <text:p text:style-name="P67"/>
      <text:p text:style-name="P67"/>
      <text:p text:style-name="P33"><text:span text:style-name="T21">V</text:span><text:span text:style-name="T11">erificação de unicidade, classes e tipos</text:span></text:p>
      <text:p text:style-name="P65"/>
      <text:p text:style-name="P65"><text:soft-page-break/></text:p>
      <text:p text:style-name="P63"><text:span text:style-name="T140">[1]</text:span> <text:span text:style-name="T80">{</text:span><text:span text:style-name="T81">s</text:span><text:span text:style-name="T80">e id.</text:span><text:span text:style-name="T81">classe != NULO entao ERRO senao id.classe = classe-const</text:span><text:span text:style-name="T80">}</text:span></text:p>
      <text:p text:style-name="P64"><text:span text:style-name="T190">[</text:span><text:span text:style-name="T140">2]</text:span><text:span text:style-name="T77"> {se id.classe != NULO entao ERRO senao id.classe = classe-var}</text:span></text:p>
      <text:p text:style-name="P41"><text:span text:style-name="T140">[3]</text:span><text:span text:style-name="T77"> {se id.classe = NULO entao ERRO</text:span><text:span text:style-name="T89">}</text:span></text:p>
      <text:p text:style-name="P56"><text:span text:style-name="T192">[4] </text:span><text:span text:style-name="T90">{se id.classe != classe-var ent</text:span><text:span text:style-name="T91">ao</text:span><text:span text:style-name="T90"> ERRO}</text:span></text:p>
      <text:p text:style-name="P1"><text:span text:style-name="T232">[</text:span>5] <text:span text:style-name="T77">{Declarar.tipo = tipo-inteiro}</text:span></text:p>
      <text:p text:style-name="P1">[6] <text:span text:style-name="T77">{Declarar.tipo = tipo-lógico}</text:span></text:p>
      <text:p text:style-name="P1">[7] <text:span text:style-name="T77">{Declarar.tipo = tipo-byte}</text:span></text:p>
      <text:p text:style-name="P1">[8] <text:span text:style-name="T77">{Declarar.tipo = tipo-string}</text:span></text:p>
      <text:p text:style-name="P66"><text:span text:style-name="T191">[9]</text:span> <text:span text:style-name="T237">{id.tipo = Listaids.tipo}</text:span></text:p>
      <text:p text:style-name="P2"><text:span text:style-name="T233">[</text:span>10] <text:span text:style-name="T77">{id.tipo = Declarar.tipo}</text:span></text:p>
      <text:p text:style-name="P3">[11] <text:span text:style-name="T77">{Declarar.isnegativo = true}</text:span></text:p>
      <text:p text:style-name="P3">[12]<text:span text:style-name="T77"> {Atrib.isnegativo = true}</text:span></text:p>
      <text:p text:style-name="P4">[13]<text:span text:style-name="T77"> {F.isnegativo = true}</text:span></text:p>
      <text:p text:style-name="P4">[14]<text:span text:style-name="T77"> {se F.isnegativo = true entao id.tipo = </text:span><text:span text:style-name="T82">tipo-</text:span><text:span text:style-name="T77">inteiro}</text:span></text:p>
      <text:p text:style-name="P5">[1<text:span text:style-name="T228">5</text:span>] <text:span text:style-name="T77">{se Declarar.isnegativo = true entao id.tipo = </text:span><text:span text:style-name="T82">tipo-</text:span><text:span text:style-name="T77">inteiro}</text:span></text:p>
      <text:p text:style-name="P5">[1<text:span text:style-name="T228">6</text:span>] <text:span text:style-name="T77">{se Atrib.isnegativo = true entao </text:span><text:span text:style-name="T87">const</text:span><text:span text:style-name="T77">.tipo = </text:span><text:span text:style-name="T82">tipo-</text:span><text:span text:style-name="T77">inteiro}</text:span></text:p>
      <text:p text:style-name="P6"><text:span text:style-name="T234">[17] </text:span><text:span text:style-name="T117">{Atrib.tipo = id.tipo}</text:span></text:p>
      <text:p text:style-name="P7"><text:span text:style-name="T234">[</text:span>18]<text:span text:style-name="T77"> {</text:span><text:span text:style-name="T86">Listaids.tipo = id.tipo}</text:span></text:p>
      <text:p text:style-name="P8">[19] <text:span text:style-name="T77">{Atrib.tipo = <text:s/>Listaids.tipo}</text:span></text:p>
      <text:p text:style-name="P9">[20] <text:span text:style-name="T77">{se Atrib.tipo != const.tipo <text:s/></text:span><text:span text:style-name="T88">entao ERRO</text:span><text:span text:style-name="T77">}</text:span></text:p>
      <text:p text:style-name="P10"><text:span text:style-name="T229">[21] </text:span><text:span text:style-name="T83">{se </text:span><text:span text:style-name="T84">const.</text:span><text:span text:style-name="T85">lexema</text:span><text:span text:style-name="T84"> != NULO e </text:span><text:span text:style-name="T83">const.</text:span><text:span text:style-name="T85">lexema</text:span><text:span text:style-name="T83"> &gt;= 0 e const. &lt;= 255 ent</text:span><text:span text:style-name="T84">a</text:span><text:span text:style-name="T83">o const.tipo = </text:span><text:span text:style-name="T82">tipo-</text:span><text:span text:style-name="T83">byte senao const.tipo = </text:span><text:span text:style-name="T82">tipo-</text:span><text:span text:style-name="T83">inteiro}</text:span></text:p>
      <text:p text:style-name="P26"><text:span text:style-name="T230">[</text:span><text:span text:style-name="T231">22]</text:span><text:span text:style-name="T121"> </text:span><text:span text:style-name="T137">{se id.tipo == NULO entao id.tipo = const.tipo senaose id.tipo != const.tipo entao ERRO}</text:span></text:p>
      <text:p text:style-name="P11"><text:span text:style-name="T58">[23] </text:span><text:span text:style-name="T94">{Expressao.tipo = Exp.tipo}</text:span></text:p>
      <text:p text:style-name="P12"><text:span text:style-name="T58">[24] </text:span><text:span text:style-name="T94">{Exp.tipo = </text:span><text:span text:style-name="T99">T</text:span><text:span text:style-name="T94">.tipo}</text:span></text:p>
      <text:p text:style-name="P12"><text:span text:style-name="T58">[25] </text:span><text:span text:style-name="T94">{</text:span><text:span text:style-name="T99">T</text:span><text:span text:style-name="T94">.tipo = </text:span><text:span text:style-name="T99">F</text:span><text:span text:style-name="T94">.tipo}</text:span></text:p>
      <text:p text:style-name="P13"><text:span text:style-name="T58">[26] </text:span><text:span text:style-name="T94">{</text:span><text:span text:style-name="T95">F</text:span><text:span text:style-name="T94">.tipo </text:span><text:span text:style-name="T95">= </text:span><text:span text:style-name="T98">F</text:span><text:span text:style-name="T132">1</text:span><text:span text:style-name="T94">.tipo}</text:span></text:p>
      <text:p text:style-name="P14"><text:span text:style-name="T58">[27] </text:span><text:span text:style-name="T94">{</text:span><text:span text:style-name="T95">F</text:span><text:span text:style-name="T94">.tipo </text:span><text:span text:style-name="T95">= </text:span><text:span text:style-name="T97">Expressao</text:span><text:span text:style-name="T94">.tipo}</text:span></text:p>
      <text:p text:style-name="P15"><text:span text:style-name="T58">[28] </text:span><text:span text:style-name="T94">{</text:span><text:span text:style-name="T95">F</text:span><text:span text:style-name="T94">.tipo </text:span><text:span text:style-name="T95">= </text:span><text:span text:style-name="T115">const</text:span><text:span text:style-name="T94">.tipo}</text:span></text:p>
      <text:p text:style-name="P16"><text:span text:style-name="T58">[29] </text:span><text:span text:style-name="T94">{</text:span><text:span text:style-name="T95">F</text:span><text:span text:style-name="T94">.tipo </text:span><text:span text:style-name="T95">= </text:span><text:span text:style-name="T96">id</text:span><text:span text:style-name="T94">.tipo}</text:span></text:p>
      <text:p text:style-name="P21"><text:span text:style-name="T238">[</text:span>30] <text:span text:style-name="T77">{se </text:span><text:span text:style-name="T113">Expressao.tipo = tipo-string entao ERRO}</text:span></text:p>
      <text:p text:style-name="P22"><text:span text:style-name="T238">[31] </text:span><text:span text:style-name="T116">{se Exp.tipo = tipo-string entao ERRO}</text:span></text:p>
      <text:p text:style-name="P22"><text:span text:style-name="T238">[32] </text:span><text:span text:style-name="T100">{se T.tipo = tipo-string entao </text:span><text:span text:style-name="T101">E</text:span><text:span text:style-name="T100">RRO}</text:span></text:p>
      <text:p text:style-name="P17"><text:span text:style-name="T241">[33] </text:span><text:span text:style-name="T78">{se Expressao.tipo != tipo-string </text:span><text:span text:style-name="T79">e Expressao.tipo != tipo-inteiro e Expressao.tipo != tipo-lógico e Expressao.tipo != tipo-byte e Expressao.tipo != tipo-string entao ERRO} </text:span></text:p>
      <text:p text:style-name="P18"><text:span text:style-name="T241">[34] </text:span><text:span text:style-name="T78">{ se Exp.tipo != tipo-string </text:span><text:span text:style-name="T79">e Exp.tipo != tipo-inteiro e Exp.tipo != tipo-lógico e Exp.tipo != tipo-byte e Exp.tipo != tipo-string entao ERRO}</text:span><text:span text:style-name="T78"> <text:s text:c="12"/></text:span></text:p>
      <text:p text:style-name="P23"><text:span text:style-name="T239">[35] </text:span><text:span text:style-name="T102">{se </text:span><text:span text:style-name="T103">T</text:span><text:span text:style-name="T102">.tipo = tipo-byte entao </text:span><text:span text:style-name="T103">T</text:span><text:span text:style-name="T102">.tipo = tipo-inteiro; </text:span><text:span text:style-name="T108">T.is</text:span><text:span text:style-name="T107">div = true</text:span><text:span text:style-name="T102">} <text:s text:c="27"/></text:span></text:p>
      <text:p text:style-name="P19"><text:span text:style-name="T69">[36] </text:span><text:span text:style-name="T102">{se </text:span><text:span text:style-name="T122">Ex</text:span><text:span text:style-name="T127">pressao</text:span><text:span text:style-name="T122">.tipo</text:span><text:span text:style-name="T102"> != Exp</text:span><text:span text:style-name="T133">2</text:span><text:span text:style-name="T102">.tipo e (</text:span><text:span text:style-name="T122">Ex</text:span><text:span text:style-name="T127">pressao </text:span><text:span text:style-name="T133">.</text:span><text:span text:style-name="T122">tipo != tipo-inteiro e Exp</text:span><text:span text:style-name="T133">2</text:span><text:span text:style-name="T122">.tipo != tipo-byte </text:span><text:span text:style-name="T128">e</text:span><text:span text:style-name="T124"> </text:span><text:span text:style-name="T122">Ex</text:span><text:span text:style-name="T127">pressao</text:span><text:span text:style-name="T124">.tipo != tipo-byte e Exp</text:span><text:span text:style-name="T134">2</text:span><text:span text:style-name="T124">.tipo != tipo-inteiro</text:span><text:span text:style-name="T102">) entao ERRO</text:span><text:span text:style-name="T114">}</text:span></text:p>
      <text:p text:style-name="P20"><text:span text:style-name="T224">[3</text:span><text:span text:style-name="T225">7</text:span><text:span text:style-name="T224">]</text:span><text:span text:style-name="T110"> </text:span><text:span text:style-name="T102">{se </text:span><text:span text:style-name="T111">Exp</text:span><text:span text:style-name="T102">.tipo != </text:span><text:span text:style-name="T112">T</text:span><text:span text:style-name="T133">2</text:span><text:span text:style-name="T102">.tipo e (</text:span><text:span text:style-name="T111">Exp</text:span><text:span text:style-name="T133">.</text:span><text:span text:style-name="T122">tipo != tipo-inteiro e </text:span><text:span text:style-name="T125">T</text:span><text:span text:style-name="T133">2</text:span><text:span text:style-name="T122">.tipo != tipo-byte </text:span><text:span text:style-name="T124">ou Exp.tipo != tipo-byte e </text:span><text:span text:style-name="T126">T</text:span><text:span text:style-name="T134">2</text:span><text:span text:style-name="T124">.tipo != tipo-inteiro</text:span><text:span text:style-name="T102">) entao ERRO}</text:span></text:p>
      <text:p text:style-name="P24"><text:span text:style-name="T69">[38] </text:span><text:span text:style-name="T104">{</text:span><text:span text:style-name="T102">se </text:span><text:span text:style-name="T104">T</text:span><text:span text:style-name="T102">.tipo != </text:span><text:span text:style-name="T104">F</text:span><text:span text:style-name="T133">2</text:span><text:span text:style-name="T102">.tipo e (</text:span><text:span text:style-name="T104">T</text:span><text:span text:style-name="T133">.</text:span><text:span text:style-name="T122">tipo != tipo-inteiro e </text:span><text:span text:style-name="T123">F</text:span><text:span text:style-name="T133">2</text:span><text:span text:style-name="T122">.tipo != tipo-byte </text:span><text:span text:style-name="T124">ou </text:span><text:span text:style-name="T123">T</text:span><text:span text:style-name="T124">.tipo != tipo-byte e </text:span><text:span text:style-name="T123">F</text:span><text:span text:style-name="T134">2</text:span><text:span text:style-name="T124">.tipo != tipo-inteiro</text:span><text:span text:style-name="T102">) entao ERRO}</text:span></text:p>
      <text:p text:style-name="P25"><text:span text:style-name="T240">[39] </text:span><text:span text:style-name="T105">{se (</text:span><text:span text:style-name="T106">F</text:span><text:span text:style-name="T135">1</text:span><text:span text:style-name="T105">.tipo = tipo-inteiro e </text:span><text:span text:style-name="T106">F</text:span><text:span text:style-name="T135">2</text:span><text:span text:style-name="T105">.tipo = tipo-byte) ou (</text:span><text:span text:style-name="T106">F</text:span><text:span text:style-name="T135">1</text:span><text:span text:style-name="T105">.tipo = tipo-byte e </text:span><text:span text:style-name="T106">F</text:span><text:span text:style-name="T135">2</text:span><text:span text:style-name="T105">.tipo = tipo-inteiro) entao T.tipo = tipo-inteiro}</text:span></text:p>
      <text:p text:style-name="P27"><text:soft-page-break/><text:span text:style-name="T240">[40] </text:span><text:span text:style-name="T105">{</text:span><text:span text:style-name="T109">se (T</text:span><text:span text:style-name="T136">1</text:span><text:span text:style-name="T109">.tipo = tipo-inteiro e T</text:span><text:span text:style-name="T136">2</text:span><text:span text:style-name="T109">.tipo = tipo-byte) ou (T</text:span><text:span text:style-name="T136">1</text:span><text:span text:style-name="T109">.tipo = tipo-byte e T</text:span><text:span text:style-name="T136">2</text:span><text:span text:style-name="T109">.tipo = tipo-inteiro) entao Exp.tipo = tipo-inteiro}</text:span></text:p>
      <text:p text:style-name="P28"><text:span text:style-name="T242">[</text:span>41] <text:span text:style-name="T77">{Expressao.tipo = tipo-lógico}</text:span></text:p>
      <text:p text:style-name="P29"><text:span text:style-name="T59">[42] </text:span><text:span text:style-name="T118">{se id.tipo != Expressao.tipo entao ERRO}</text:span></text:p>
      <text:p text:style-name="P30"><text:span text:style-name="T60">[43] </text:span><text:span text:style-name="T119">{se Expressao.tipo != tipo-lógico entao ERRO}</text:span></text:p>
      <text:p text:style-name="P31"><text:span text:style-name="T193">[44] </text:span><text:span text:style-name="T92">{se id.tipo != tipo-byte e id.tipo != tipo-inteiro e tipo.tipo != tipo-string </text:span><text:span text:style-name="T93">entao ERRO</text:span><text:span text:style-name="T92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00:14:53.148000000</meta:creation-date>
    <dc:date>2020-05-27T22:21:38.665000000</dc:date>
    <meta:editing-duration>P1DT11H6M39S</meta:editing-duration>
    <meta:editing-cycles>163</meta:editing-cycles>
    <meta:generator>LibreOffice/6.3.4.2$Windows_X86_64 LibreOffice_project/60da17e045e08f1793c57c00ba83cdfce946d0aa</meta:generator>
    <meta:document-statistic meta:table-count="0" meta:image-count="0" meta:object-count="0" meta:page-count="3" meta:paragraph-count="66" meta:word-count="560" meta:character-count="3991" meta:non-whitespace-character-count="3376"/>
  </office:meta>
</office:document-meta>
</file>